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ContentCachingResponseWrapper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llowEtagHeaderFilter.updateResponse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ditionalContentCachingResponseWrapper.has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ContentCachingResponseWrapper.getOutpu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llowEtagHeaderFilter.generateETagHeaderValue( InputStream inputStream , boolean isWea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llowEtagHeaderFilter.doFilterInternal( HttpServletRequest request , HttpServletResponse response , FilterChain filterCha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llowEtagHeaderFilter.setWriteWeakETag( boolean writeWeakE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llowEtagHeaderFilter.isEligibleForEtag( HttpServletRequest request , HttpServletResponse response , int responseStatusCode , InputStream input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allowEtagHeaderFilter.isWriteWeak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llowEtagHeaderFilter.disableContentCaching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llowEtagHeader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llowEtagHeaderFilter.isContentCachingDisable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ContentCachingResponseWrapper.ConditionalContentCachingResponseWrapper( HttpServletResponse response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